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ffa58" officeooo:paragraph-rsid="001ffa58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1ffa58" officeooo:paragraph-rsid="001ffa58" style:font-size-asian="15.75pt" style:font-size-complex="18pt"/>
    </style:style>
    <style:style style:name="P3" style:family="paragraph" style:parent-style-name="Standard">
      <style:text-properties fo:color="#ff0000" loext:opacity="100%" fo:font-size="18pt" style:text-underline-style="none" officeooo:rsid="001ffa58" officeooo:paragraph-rsid="001ffa58" style:font-size-asian="15.75pt" style:font-size-complex="18pt"/>
    </style:style>
    <style:style style:name="P4" style:family="paragraph" style:parent-style-name="Standard">
      <style:text-properties fo:color="#000000" loext:opacity="100%" fo:font-size="18pt" style:text-underline-style="none" officeooo:rsid="001ffa58" officeooo:paragraph-rsid="001ffa58" style:font-size-asian="15.75pt" style:font-size-complex="18pt"/>
    </style:style>
    <style:style style:name="P5" style:family="paragraph" style:parent-style-name="Standard">
      <style:text-properties fo:font-size="18pt" officeooo:rsid="001ffa58" officeooo:paragraph-rsid="001ffa58" style:font-size-asian="15.75pt" style:font-size-complex="18pt"/>
    </style:style>
    <style:style style:name="P6" style:family="paragraph" style:parent-style-name="Standard">
      <style:text-properties fo:font-size="18pt" officeooo:rsid="00207b43" officeooo:paragraph-rsid="00207b43" style:font-size-asian="15.75pt" style:font-size-complex="18pt"/>
    </style:style>
    <style:style style:name="P7" style:family="paragraph" style:parent-style-name="Standard">
      <style:text-properties fo:color="#ff0000" loext:opacity="100%" fo:font-size="18pt" officeooo:rsid="00207b43" officeooo:paragraph-rsid="00207b43" style:font-size-asian="15.75pt" style:font-size-complex="18pt"/>
    </style:style>
    <style:style style:name="P8" style:family="paragraph" style:parent-style-name="Standard">
      <style:text-properties fo:color="#ff0000" loext:opacity="100%" fo:font-size="18pt" officeooo:rsid="002171a3" officeooo:paragraph-rsid="00207b43" style:font-size-asian="15.75pt" style:font-size-complex="18pt"/>
    </style:style>
    <style:style style:name="P9" style:family="paragraph" style:parent-style-name="Standard">
      <style:text-properties fo:color="#ff0000" loext:opacity="100%" fo:font-size="18pt" officeooo:rsid="002315f9" officeooo:paragraph-rsid="002315f9" style:font-size-asian="15.75pt" style:font-size-complex="18pt"/>
    </style:style>
    <style:style style:name="P10" style:family="paragraph" style:parent-style-name="Standard">
      <style:text-properties fo:color="#000000" loext:opacity="100%" fo:font-size="18pt" officeooo:rsid="002315f9" officeooo:paragraph-rsid="002315f9" style:font-size-asian="15.75pt" style:font-size-complex="18pt"/>
    </style:style>
    <style:style style:name="P11" style:family="paragraph" style:parent-style-name="Standard">
      <style:text-properties fo:color="#000000" loext:opacity="100%" fo:font-size="18pt" officeooo:rsid="002315f9" officeooo:paragraph-rsid="0024f18a" style:font-size-asian="15.75pt" style:font-size-complex="18pt"/>
    </style:style>
    <style:style style:name="P12" style:family="paragraph" style:parent-style-name="Standard">
      <style:text-properties fo:font-size="18pt" officeooo:rsid="002315f9" officeooo:paragraph-rsid="0024f18a" style:font-size-asian="15.75pt" style:font-size-complex="18pt"/>
    </style:style>
    <style:style style:name="P13" style:family="paragraph" style:parent-style-name="Standard">
      <style:text-properties fo:color="#000000" loext:opacity="100%" fo:font-size="18pt" officeooo:rsid="0024f18a" officeooo:paragraph-rsid="0024f18a" style:font-size-asian="15.75pt" style:font-size-complex="18pt"/>
    </style:style>
    <style:style style:name="P14" style:family="paragraph" style:parent-style-name="Standard">
      <style:text-properties fo:color="#000000" loext:opacity="100%" fo:font-size="18pt" officeooo:rsid="0026afda" officeooo:paragraph-rsid="0026afda" style:font-size-asian="15.75pt" style:font-size-complex="18pt"/>
    </style:style>
    <style:style style:name="P15" style:family="paragraph" style:parent-style-name="Standard">
      <style:text-properties fo:color="#000000" loext:opacity="100%" fo:font-size="18pt" officeooo:rsid="0026afda" officeooo:paragraph-rsid="00304cb3" style:font-size-asian="15.75pt" style:font-size-complex="18pt"/>
    </style:style>
    <style:style style:name="P16" style:family="paragraph" style:parent-style-name="Standard">
      <style:text-properties officeooo:paragraph-rsid="00304cb3"/>
    </style:style>
    <style:style style:name="P17" style:family="paragraph" style:parent-style-name="Standard">
      <style:text-properties officeooo:paragraph-rsid="0026afda"/>
    </style:style>
    <style:style style:name="P18" style:family="paragraph" style:parent-style-name="Standard">
      <style:text-properties fo:color="#000000" loext:opacity="100%" fo:font-size="18pt" officeooo:rsid="00304cb3" officeooo:paragraph-rsid="00304cb3" style:font-size-asian="15.75pt" style:font-size-complex="18pt"/>
    </style:style>
    <style:style style:name="T1" style:family="text">
      <style:text-properties officeooo:rsid="00207b4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07b4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171a3"/>
    </style:style>
    <style:style style:name="T6" style:family="text">
      <style:text-properties officeooo:rsid="0024f18a"/>
    </style:style>
    <style:style style:name="T7" style:family="text">
      <style:text-properties fo:color="#000000" loext:opacity="100%" officeooo:rsid="0024f18a"/>
    </style:style>
    <style:style style:name="T8" style:family="text">
      <style:text-properties fo:color="#000000" loext:opacity="100%"/>
    </style:style>
    <style:style style:name="T9" style:family="text">
      <style:text-properties officeooo:rsid="0026afda"/>
    </style:style>
    <style:style style:name="T10" style:family="text">
      <style:text-properties fo:color="#000000" loext:opacity="100%" fo:font-size="18pt" officeooo:rsid="0026afda" style:font-size-asian="15.75pt" style:font-size-complex="18pt"/>
    </style:style>
    <style:style style:name="T11" style:family="text">
      <style:text-properties officeooo:rsid="002e6bcb"/>
    </style:style>
    <style:style style:name="T12" style:family="text">
      <style:text-properties officeooo:rsid="00304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 </text:p>
      <text:p text:style-name="P1">Étude de cas réseau :</text:p>
      <text:p text:style-name="P1"/>
      <text:p text:style-name="P2">1) 172.177.0.0= classe B car</text:p>
      <text:p text:style-name="P3">au premier octet : 1 à 126= classe A </text:p>
      <text:p text:style-name="P3"><text:s text:c="29"/>126 à 192= classe B</text:p>
      <text:p text:style-name="P3"><text:s text:c="30"/>192 à 223= classeC</text:p>
      <text:p text:style-name="P4"/>
      <text:p text:style-name="P4">2) 2 premiers octets= porion réseau</text:p>
      <text:p text:style-name="P4"/>
      <text:p text:style-name="P4">3) 2 derniers = portion hôte</text:p>
      <text:p text:style-name="P4"/>
      <text:p text:style-name="P5">4) Masque par défaut= /16</text:p>
      <text:p text:style-name="P5"/>
      <text:p text:style-name="P5">5) <text:s/>Pour trouver le nb max de machines que nous pouvons avoir d<text:span text:style-name="T1">a</text:span>ns ce réseau.</text:p>
      <text:p text:style-name="P5">Il faut suivre cette formule : 2<text:span text:style-name="T2">(32-CIDR)</text:span>-2</text:p>
      <text:p text:style-name="P5"><text:s text:c="46"/><text:span text:style-name="T1">2</text:span><text:span text:style-name="T3">(32-16)</text:span><text:span text:style-name="T1">-2= 65 534 machines maxxx.</text:span></text:p>
      <text:p text:style-name="P5"/>
      <text:p text:style-name="P6">6) Avec l’adresse réseau « 177.172.0.0 » on veut déterminer les bits qu’il faut emprunter (pour 4 sous-réseaux).</text:p>
      <text:p text:style-name="P7">Il faut d’abord repérer la classe de l’adresse de base (classe b)</text:p>
      <text:p text:style-name="P7">Ensuite, utiliser cette formule : 2 <text:span text:style-name="T2">? </text:span><text:span text:style-name="T4">= </text:span><text:span text:style-name="T5">nd sous-réseau qu’on souhaite </text:span></text:p>
      <text:p text:style-name="P8"><text:s text:c="50"/>2<text:span text:style-name="T2">2</text:span><text:span text:style-name="T4"> = 4</text:span></text:p>
      <text:p text:style-name="P9">Il faut donc emprunter 2 bits pour diviser en 4 sous-réseaux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7) Ensuite il faut remplir un tableau :</text:p>
      <text:p text:style-name="P10">sous-réseau1= 172.177.0.0</text:p>
      <text:p text:style-name="P10">sous-réseau2=172.177.01<text:span text:style-name="T6">00</text:span> 0000.0= 172.177.64.0</text:p>
      <text:p text:style-name="P10">sous-réseau3=172.177.1000 0000.0= 172.177.128.0</text:p>
      <text:p text:style-name="P11">sous-réseau4=172.177.1100 0000.0=<text:span text:style-name="T6">172.177.192.0</text:span></text:p>
      <text:p text:style-name="P11"/>
      <text:p text:style-name="P12"><text:span text:style-name="T7">8) </text:span><text:span text:style-name="T8"><text:s/></text:span><text:span text:style-name="T7">Le masque se doit d’être /18 (255.255.192.0) vu qu’on doit emprunter 2 bits en plus pour 4 sous-réseaux (16+2=/18).</text:span></text:p>
      <text:p text:style-name="P13"/>
      <text:p text:style-name="P13">9) Il reste <text:span text:style-name="T9">14</text:span> bits <text:span text:style-name="T9">pour l’hôte (vu que le nouveau masque c’est /18)</text:span></text:p>
      <text:p text:style-name="P14">14+18=32</text:p>
      <text:p text:style-name="P15"/>
      <text:p text:style-name="P16"><text:span text:style-name="T10">10) </text:span>172.177.222.97.<text:span text:style-name="T11">= 172.177. </text:span><text:span text:style-name="T12">1101 1010 <text:s text:c="4"/></text:span></text:p>
      <text:p text:style-name="P17"><text:s text:c="10"/>172.177.7.15.<text:span text:style-name="T12">= 172.177. 0000 0111</text:span></text:p>
      <text:p text:style-name="P17"/>
      <text:p text:style-name="P18">par rapport aux 4 sous-réseaux de tout à l’heure, ils n’appartiennent pas au même </text:p>
      <text:p text:style-name="P18">(où l’un appartient au sous-réseau 172.177.0.0 et l’autre au sous-réseau 172.177.192.0)</text:p>
      <text:p text:style-name="P15"/>
      <text:p text:style-name="P14"/>
      <text:p text:style-name="P13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6:45:45.065829400</meta:creation-date>
    <dc:date>2025-11-30T03:48:14.167388700</dc:date>
    <meta:editing-duration>PT15M20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30" meta:word-count="217" meta:character-count="1507" meta:non-whitespace-character-count="1142"/>
  </office:meta>
</office:document-meta>
</file>